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DefaultParagraphFont" style:family="text">
      <style:text-properties style:text-position="super 63.6%"/>
    </style:style>
    <style:style style:name="T3" style:parent-style-name="DefaultParagraphFont" style:family="text">
      <style:text-properties fo:font-weight="bold" style:font-weight-asian="bold" style:font-weight-complex="bold"/>
    </style:style>
    <style:style style:name="P4" style:parent-style-name="Normal" style:family="paragraph">
      <style:paragraph-properties fo:text-align="justify"/>
    </style:style>
    <style:style style:name="P5" style:parent-style-name="Normal" style:family="paragraph">
      <style:paragraph-properties fo:text-align="justify"/>
    </style:style>
    <style:style style:name="P6" style:parent-style-name="Normal" style:family="paragraph">
      <style:paragraph-properties fo:text-align="justify"/>
    </style:style>
    <style:style style:name="P7" style:parent-style-name="ListParagraph" style:list-style-name="LFO1" style:family="paragraph">
      <style:paragraph-properties fo:text-align="justify"/>
    </style:style>
    <style:style style:name="T8" style:parent-style-name="DefaultParagraphFont" style:family="text">
      <style:text-properties fo:language="en" fo:country="US"/>
    </style:style>
    <style:style style:name="T9" style:parent-style-name="DefaultParagraphFont" style:family="text">
      <style:text-properties fo:language="en" fo:country="US"/>
    </style:style>
    <style:style style:name="T10" style:parent-style-name="DefaultParagraphFont" style:family="text">
      <style:text-properties fo:language="en" fo:country="US"/>
    </style:style>
    <style:style style:name="T11" style:parent-style-name="DefaultParagraphFont" style:family="text">
      <style:text-properties fo:language="en" fo:country="US"/>
    </style:style>
    <style:style style:name="P12" style:parent-style-name="ListParagraph" style:list-style-name="LFO1" style:family="paragraph">
      <style:paragraph-properties fo:text-align="justify"/>
    </style:style>
    <style:style style:name="P13" style:parent-style-name="ListParagraph" style:list-style-name="LFO1" style:family="paragraph">
      <style:paragraph-properties fo:text-align="justify"/>
    </style:style>
    <style:style style:name="P14" style:parent-style-name="ListParagraph" style:list-style-name="LFO1" style:family="paragraph">
      <style:paragraph-properties fo:text-align="justify"/>
    </style:style>
    <style:style style:name="P15" style:parent-style-name="ListParagraph" style:list-style-name="LFO1" style:family="paragraph">
      <style:paragraph-properties fo:text-align="justify"/>
    </style:style>
    <style:style style:name="P16" style:parent-style-name="ListParagraph" style:list-style-name="LFO1" style:family="paragraph">
      <style:paragraph-properties fo:text-align="justify"/>
    </style:style>
    <style:style style:name="P17" style:parent-style-name="ListParagraph" style:list-style-name="LFO1" style:family="paragraph">
      <style:paragraph-properties fo:text-align="justify"/>
    </style:style>
    <style:style style:name="T18" style:parent-style-name="DefaultParagraphFont" style:family="text">
      <style:text-properties fo:language="en" fo:country="US"/>
    </style:style>
    <style:style style:name="P19" style:parent-style-name="Normal" style:family="paragraph">
      <style:paragraph-properties fo:text-align="justify"/>
    </style:style>
    <style:style style:name="T20" style:parent-style-name="DefaultParagraphFont" style:family="text">
      <style:text-properties fo:language="en" fo:country="US"/>
    </style:style>
    <style:style style:name="T21" style:parent-style-name="DefaultParagraphFont" style:family="text">
      <style:text-properties fo:language="en" fo:country="US"/>
    </style:style>
    <style:style style:name="T22" style:parent-style-name="DefaultParagraphFont" style:family="text">
      <style:text-properties fo:language="en" fo:country="US"/>
    </style:style>
    <style:style style:name="T23" style:parent-style-name="DefaultParagraphFont" style:family="text">
      <style:text-properties fo:language="en" fo:country="US"/>
    </style:style>
    <style:style style:name="T24" style:parent-style-name="DefaultParagraphFont" style:family="text">
      <style:text-properties fo:language="en" fo:country="US"/>
    </style:style>
    <style:style style:name="P25" style:parent-style-name="Normal" style:family="paragraph">
      <style:paragraph-properties fo:text-align="justify"/>
    </style:style>
    <style:style style:name="P26" style:parent-style-name="Normal" style:family="paragraph">
      <style:paragraph-properties fo:text-align="justify"/>
    </style:style>
    <style:style style:name="T27" style:parent-style-name="DefaultParagraphFont" style:family="text">
      <style:text-properties fo:language="en" fo:country="US"/>
    </style:style>
    <style:style style:name="T28" style:parent-style-name="DefaultParagraphFont" style:family="text">
      <style:text-properties fo:language="en" fo:country="US"/>
    </style:style>
    <style:style style:name="T29" style:parent-style-name="DefaultParagraphFont" style:family="text">
      <style:text-properties fo:language="en" fo:country="US"/>
    </style:style>
    <style:style style:name="P30" style:parent-style-name="Normal" style:family="paragraph">
      <style:paragraph-properties fo:text-align="justify"/>
    </style:style>
    <style:style style:name="T31" style:parent-style-name="DefaultParagraphFont" style:family="text">
      <style:text-properties fo:font-weight="bold" style:font-weight-asian="bold" style:font-weight-complex="bold"/>
    </style:style>
    <style:style style:name="T32" style:parent-style-name="DefaultParagraphFont" style:family="text">
      <style:text-properties fo:font-weight="bold" style:font-weight-asian="bold" style:font-weight-complex="bold"/>
    </style:style>
    <style:style style:name="P33" style:parent-style-name="ListParagraph" style:list-style-name="LFO2" style:family="paragraph"/>
    <style:style style:name="P34" style:parent-style-name="ListParagraph" style:list-style-name="LFO2" style:family="paragraph"/>
    <style:style style:name="P35" style:parent-style-name="ListParagraph" style:list-style-name="LFO3" style:family="paragraph"/>
    <style:style style:name="P36" style:parent-style-name="ListParagraph" style:list-style-name="LFO3" style:family="paragraph"/>
    <style:style style:name="P37" style:parent-style-name="ListParagraph" style:list-style-name="LFO3" style:family="paragraph"/>
    <style:style style:name="T38" style:parent-style-name="DefaultParagraphFont" style:family="text">
      <style:text-properties fo:font-weight="bold" style:font-weight-asian="bold" style:font-weight-complex="bold"/>
    </style:style>
    <style:style style:name="T39" style:parent-style-name="DefaultParagraphFont" style:family="text">
      <style:text-properties fo:font-weight="bold" style:font-weight-asian="bold" style:font-weight-complex="bold"/>
    </style:style>
  </office:automatic-styles>
  <office:body>
    <office:text text:use-soft-page-breaks="true">
      <text:p text:style-name="P1">Εκπαιδευτήρια Σακκά</text:p>
      <text:p text:style-name="Normal">5<text:span text:style-name="T2">ο</text:span><text:s/>χλμ. Τρικάλων – Καρδίτσας</text:p>
      <text:p text:style-name="Normal">42100 Τρίκαλα</text:p>
      <text:p text:style-name="Normal"/>
      <text:p text:style-name="Normal"><text:span text:style-name="T3">Τίτλος πρότασης: «Διαδραστική τάξη με τη χρήση ρομποτικής»</text:span></text:p>
      <text:p text:style-name="Normal"/>
      <text:p text:style-name="P4">Μέχρι σήμερα η διδασκαλία των μαθημάτων στο σχολείο μας συνδυάζει πολλαπλές τεχνικές και εργαλεία (πχ.<text:s/>διάλεξη, χρήση διαδραστικού πίνακα, προβολή βίντεο, βιωματική μάθηση με ρομποτική, μουσική και ζωγραφική κλπ.). Γενικότερα, το σχολείο μας (Εκπαιδευτήρια Σακκά) επιχειρεί και ενσωματώνει διαφορετικές τεχνικές μάθησης, πολλές από τις οποίες χρειάζονται χρόνο για να δοκιμαστούν και να προσαρμοστούν στις συνθήκες που παραδοσιακά ισχύουν στην περιοχή μας.<text:s/></text:p>
      <text:p text:style-name="P5">Κύριος τρόπος διδασκαλίας όμως, είναι ο μονόλογος από το δάσκαλο, με ερωτήσεις προς τους μαθητές και απαντήσεις από όσους μπορούν και γνωρίζουν την απάντηση.<text:s/>Αυτή η μέθοδος έχει αρκετά μειονεκτήματα, καθώς αρκετά παιδιά που γνωρίζουν την απάντηση δεν προλαβαίνουν να την εκφράσουν. Ο δε δάσκαλος αν και συλλέγει τη συνολική εικόνα της επίδοσης της τάξης, αδυνατεί να δείξει για κάθε μαθητή και κάθε διάλεξη την επίδοσή του, αλλά ούτε είναι και δυνατό να πετύχει να συλλέξει απαντήσεις από το σύνολο (αν είναι δυνατόν) της τάξης παρά μόνο όταν υπάρχει γραπτό διαγώνισμα.<text:s/></text:p>
      <text:p text:style-name="P6">Σκοπός της πρότασης είναι η διεύρυνση στη συλλογή απαντήσεων από τους μαθητές πριν, κατά και μετά<text:s/>τη διδασκαλία, με τη χρήση μιας τεχνικής διάδρασης δασκάλου και μαθητών που θα ακολουθεί το παρακάτω σενάριο:<text:s/></text:p>
      <text:list text:style-name="LFO1" text:continue-numbering="true">
        <text:list-item>
          <text:p text:style-name="P7">Ο δάσκαλος θα χρησιμοποιεί λογισμικό τύπου<text:s/><text:span text:style-name="T8">LMS</text:span><text:s/>(<text:span text:style-name="T9">Learning</text:span><text:s/><text:span text:style-name="T10">Management</text:span><text:s/><text:span text:style-name="T11">System</text:span>) για να διαμορφώσει ερωτήσεις για κάθε διάλεξη.<text:s/></text:p>
        </text:list-item>
        <text:list-item>
          <text:p text:style-name="P12">Κατά τη διάρκεια της<text:s/>διδασκαλίας ή κατόπιν αυτής, θα θέτει ερωτήσεις κλειστού τύπου (σωστό/λάθος/πολλαπλή επιλογή/μία απάντηση) προς τους μαθητές στο διαδραστικό πίνακα της τάξης.</text:p>
        </text:list-item>
        <text:list-item>
          <text:p text:style-name="P13">Κάθε μαθητής θα διαθέτει ένα απλό τηλεχειριστήριο με 3 πλήκτρα, ως εξής:</text:p>
          <text:list text:continue-numbering="true">
            <text:list-item>
              <text:p text:style-name="P14">Μπλέ: σωστό</text:p>
            </text:list-item>
            <text:list-item>
              <text:p text:style-name="P15">Κόκκινο: λάθος</text:p>
            </text:list-item>
            <text:list-item>
              <text:p text:style-name="P16">Πράσινο: πλοήγηση κάτω<text:s/></text:p>
            </text:list-item>
          </text:list>
        </text:list-item>
        <text:list-item>
          <text:p text:style-name="P17">Ο μαθητής θα εκφράζει την απάντησή του (ως σαν σε<text:s/><text:span text:style-name="T18">poll</text:span>) που θα καταγράφεται ανά μαθητή και θα είναι δυνατό και να αποτυπώνεται και στατιστικά.</text:p>
        </text:list-item>
      </text:list>
      <text:p text:style-name="P19">Κάθε τηλεχειριστήριο θα κατασκευαστεί στο πλαίσιο της παρούσας πρότασης και θα<text:s/>αλληλεπιδρά ασύρματα (<text:span text:style-name="T20">WiFi</text:span>) με συσκευή/συσκευές ρομπότ ανοικτού κώδικα<text:s/><text:span text:style-name="T21">Arduino</text:span><text:s/>που θα υπάρχει/υπάρχουν στην τάξη και θα αναμεταδίδουν τις απαντήσεις στο λογισμικό τύπου<text:s/><text:span text:style-name="T22">LMS</text:span>. Το λογισμικό τύπου<text:s/><text:span text:style-name="T23">LMS</text:span><text:s/>είτε θα είναι το<text:s/><text:span text:style-name="T24">Moodle</text:span><text:s/>(αν είναι εφικτή η διασύνδεση) είτε<text:s/>θα κατασκευαστεί νέο για τις ανάγκες της παρούσας πρότασης.<text:s/></text:p>
      <text:soft-page-break/>
      <text:p text:style-name="P25">Με την παραπάνω λειτουργία, θα επιχειρηθεί η διεύρυνση της συμμετοχής των μαθητών σε κάθε διάλεξη, δίνοντας την ευκαιρία σε κάθε μαθητή να δίνει απάντηση και να βλέπει που πήγε ή δεν πήγε καλά.<text:s/>Την ίδια ώρα, δάσκαλος και γονέας θα έχουν εικόνα για την επίδοση ενός μαθητή σε κάθε μέρα και κάθε διδακτική ώρα.<text:s/></text:p>
      <text:p text:style-name="P26">Η αρχιτεκτονική της λύσης είναι απλή και απεικονίζεται στην εικόνα που τη συνοδεύει, ενώ θα χρησιμοποιηθούν μόνο εργαλεία ανοικτού λογισμικού. Τα δε υλικά που θα χρησιμοποιηθούν είναι ευρέως διαδεδομένα (πλήκτρα, πλακέτες,<text:s/><text:span text:style-name="T27">Arduino</text:span>,<text:s/><text:span text:style-name="T28">Access</text:span><text:s/><text:span text:style-name="T29">Points</text:span>).<text:s/></text:p>
      <text:p text:style-name="P30">Θα αναπτυχθεί πιλοτικά για μια αίθουσα και μια τάξη, αλλά πρόθεση είναι να την ενσωματώσει το σχολείο, προοδευτικά, σε κάθε αίθουσα και τάξη, καθώς<text:s/>θα είναι μια απλή και εύχρηστη τεχνολογία για κάθε μαθητή, ανεξαρτήτως ηλικίας.<text:s/></text:p>
      <text:p text:style-name="Normal"/>
      <text:p text:style-name="Normal"><text:span text:style-name="T31">Ομάδα μαθητών</text:span><text:s/>υλοποίησης:<text:s/></text:p>
      <text:p text:style-name="Normal">Α)<text:s/><text:span text:style-name="T32">Στ’ τάξη δημοτικού</text:span></text:p>
      <text:list text:style-name="LFO2" text:continue-numbering="true">
        <text:list-item>
          <text:p text:style-name="P33">Καμέα Όλγα</text:p>
        </text:list-item>
        <text:list-item>
          <text:p text:style-name="P34">Νεφέλη Καμπαγιάννη</text:p>
        </text:list-item>
      </text:list>
      <text:p text:style-name="Normal"/>
      <text:p text:style-name="Normal">Β) Ε’ τάξη δημοτικού</text:p>
      <text:list text:style-name="LFO3" text:continue-numbering="true">
        <text:list-item>
          <text:p text:style-name="P35">Φαίη Σακκά</text:p>
        </text:list-item>
        <text:list-item>
          <text:p text:style-name="P36">Ερσίνα Αλεξίου</text:p>
        </text:list-item>
        <text:list-item>
          <text:p text:style-name="P37">Χριστιάννα Παπαευσταθίου</text:p>
        </text:list-item>
      </text:list>
      <text:p text:style-name="Normal"/>
      <text:p text:style-name="Normal"><text:span text:style-name="T38">Εκπαιδευτικοί</text:span>: Λεωνίδας Ανθόπουλος,<text:s/>Ανδρέας Τσιαντούλας</text:p>
      <text:p text:style-name="Normal"><text:span text:style-name="T39">Συνεργαζόμενος εκπαιδευτικός:</text:span><text:s/>Γεώργιος Λιούλιος</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l" fo:country="G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eonidas Anthopoulos</meta:initial-creator>
    <dc:creator>Leonidas Anthopoulos</dc:creator>
    <meta:creation-date>2021-03-06T09:26:00Z</meta:creation-date>
    <dc:date>2021-03-06T09:28:00Z</dc:date>
    <meta:template xlink:href="Normal.dotm" xlink:type="simple"/>
    <meta:editing-cycles>3</meta:editing-cycles>
    <meta:editing-duration>PT480S</meta:editing-duration>
    <meta:document-statistic meta:page-count="2" meta:paragraph-count="6" meta:word-count="527" meta:character-count="3370" meta:row-count="23" meta:non-whitespace-character-count="2849"/>
  </office:meta>
</office:document-meta>
</file>